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2.690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49in" svg:x="7.2354in" svg:y="1.4118in">
            <draw:object draw:notify-on-update-of-ranges="Sheet1.K26:Sheet1.K26 Sheet1.L26:Sheet1.N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ial Number:</text:p>
          </table:table-cell>
          <table:table-cell office:value-type="string" calcext:value-type="string">
            <text:p>CPUs:</text:p>
          </table:table-cell>
          <table:table-cell office:value-type="string" calcext:value-type="string">
            <text:p>IO Devices:</text:p>
          </table:table-cell>
          <table:table-cell office:value-type="string" calcext:value-type="string">
            <text:p>Context Switch Cost</text:p>
          </table:table-cell>
          <table:table-cell office:value-type="string" calcext:value-type="string">
            <text:p>Percentage CPU Tasks</text:p>
          </table:table-cell>
          <table:table-cell office:value-type="string" calcext:value-type="string">
            <text:p>Seconds Between Process Creations</text:p>
          </table:table-cell>
          <table:table-cell office:value-type="string" calcext:value-type="string">
            <text:p>Cache Size</text:p>
          </table:table-cell>
          <table:table-cell office:value-type="string" calcext:value-type="string">
            <text:p>Cache Miss Penalty</text:p>
          </table:table-cell>
          <table:table-cell office:value-type="string" calcext:value-type="string">
            <text:p>Interruption Time</text:p>
          </table:table-cell>
          <table:table-cell office:value-type="string" calcext:value-type="string">
            <text:p>Total Process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Round Robin 1</text:p>
          </table:table-cell>
          <table:table-cell office:value-type="string" calcext:value-type="string">
            <text:p>Round Robin 2</text:p>
          </table:table-cell>
          <table:table-cell office:value-type="string" calcext:value-type="string">
            <text:p>Round Robin 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atency (t)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inimum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ximum</text:p>
          </table:table-cell>
          <table:table-cell office:value-type="float" office:value="2957" calcext:value-type="float">
            <text:p>2957</text:p>
          </table:table-cell>
          <table:table-cell office:value-type="float" office:value="3366" calcext:value-type="float">
            <text:p>3366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 office:value-type="float" office:value="1890.96" calcext:value-type="float">
            <text:p>1890.96</text:p>
          </table:table-cell>
          <table:table-cell office:value-type="float" office:value="1741.4" calcext:value-type="float">
            <text:p>1741.4</text:p>
          </table:table-cell>
          <table:table-cell office:value-type="float" office:value="1880.67" calcext:value-type="float">
            <text:p>1880.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andard Deviation</text:p>
          </table:table-cell>
          <table:table-cell office:value-type="float" office:value="489.14" calcext:value-type="float">
            <text:p>489.14</text:p>
          </table:table-cell>
          <table:table-cell office:value-type="float" office:value="646.098" calcext:value-type="float">
            <text:p>646.098</text:p>
          </table:table-cell>
          <table:table-cell office:value-type="float" office:value="698.701" calcext:value-type="float">
            <text:p>698.7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sponse Time (t)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inimum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ximum</text:p>
          </table:table-cell>
          <table:table-cell office:value-type="float" office:value="1453" calcext:value-type="float">
            <text:p>1453</text:p>
          </table:table-cell>
          <table:table-cell office:value-type="float" office:value="1054" calcext:value-type="float">
            <text:p>105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 office:value-type="float" office:value="170.239" calcext:value-type="float">
            <text:p>170.239</text:p>
          </table:table-cell>
          <table:table-cell office:value-type="float" office:value="183.761" calcext:value-type="float">
            <text:p>183.761</text:p>
          </table:table-cell>
          <table:table-cell office:value-type="float" office:value="166.806" calcext:value-type="float">
            <text:p>166.8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andard Deviation</text:p>
          </table:table-cell>
          <table:table-cell office:value-type="float" office:value="201.48" calcext:value-type="float">
            <text:p>201.48</text:p>
          </table:table-cell>
          <table:table-cell office:value-type="float" office:value="168.217" calcext:value-type="float">
            <text:p>168.217</text:p>
          </table:table-cell>
          <table:table-cell office:value-type="float" office:value="118.276" calcext:value-type="float">
            <text:p>118.27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Utilization (%)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inimum</text:p>
          </table:table-cell>
          <table:table-cell office:value-type="float" office:value="69.105" calcext:value-type="float">
            <text:p>69.105</text:p>
          </table:table-cell>
          <table:table-cell office:value-type="float" office:value="64.5974" calcext:value-type="float">
            <text:p>64.5974</text:p>
          </table:table-cell>
          <table:table-cell office:value-type="float" office:value="66.9903" calcext:value-type="float">
            <text:p>66.99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ximum</text:p>
          </table:table-cell>
          <table:table-cell office:value-type="float" office:value="97.3035" calcext:value-type="float">
            <text:p>97.3035</text:p>
          </table:table-cell>
          <table:table-cell office:value-type="float" office:value="97.2989" calcext:value-type="float">
            <text:p>97.2989</text:p>
          </table:table-cell>
          <table:table-cell office:value-type="float" office:value="96.7808" calcext:value-type="float">
            <text:p>96.78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</text:p>
          </table:table-cell>
          <table:table-cell office:value-type="float" office:value="83.3566" calcext:value-type="float">
            <text:p>83.3566</text:p>
          </table:table-cell>
          <table:table-cell office:value-type="float" office:value="77.2679" calcext:value-type="float">
            <text:p>77.2679</text:p>
          </table:table-cell>
          <table:table-cell office:value-type="float" office:value="79.329" calcext:value-type="float">
            <text:p>79.32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andard Deviation</text:p>
          </table:table-cell>
          <table:table-cell office:value-type="float" office:value="11.0097" calcext:value-type="float">
            <text:p>11.0097</text:p>
          </table:table-cell>
          <table:table-cell office:value-type="float" office:value="10.6095" calcext:value-type="float">
            <text:p>10.6095</text:p>
          </table:table-cell>
          <table:table-cell office:value-type="float" office:value="9.4094" calcext:value-type="float">
            <text:p>9.40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hroughput:</text:p>
          </table:table-cell>
          <table:table-cell office:value-type="float" office:value="0.0192197" calcext:value-type="float">
            <text:p>0.0192197</text:p>
          </table:table-cell>
          <table:table-cell office:value-type="float" office:value="0.0174026" calcext:value-type="float">
            <text:p>0.0174026</text:p>
          </table:table-cell>
          <table:table-cell office:value-type="float" office:value="0.017118" calcext:value-type="float">
            <text:p>0.01711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ache Misses:</text:p>
          </table:table-cell>
          <table:table-cell office:value-type="float" office:value="3228" calcext:value-type="float">
            <text:p>3228</text:p>
          </table:table-cell>
          <table:table-cell office:value-type="float" office:value="3178" calcext:value-type="float">
            <text:p>3178</text:p>
          </table:table-cell>
          <table:table-cell office:value-type="float" office:value="1504" calcext:value-type="float">
            <text:p>1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22:01:39.76274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ta </meta:initial-creator>
    <meta:creation-date>2015-03-19T16:19:12.503389941</meta:creation-date>
    <dc:date>2015-03-31T22:21:53.433138936</dc:date>
    <dc:creator>theta </dc:creator>
    <meta:editing-duration>PT31M26S</meta:editing-duration>
    <meta:editing-cycles>2</meta:editing-cycles>
    <meta:generator>LibreOffice/4.2.7.2$Linux_X86_64 LibreOffice_project/420m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6.496cm" svg:y="0.316cm" chart:style-name="ch2">
          <text:p>Cache Misses</text:p>
        </chart:title>
        <chart:legend chart:legend-position="end" svg:x="12.933cm" svg:y="4.203cm" style:legend-expansion="high" chart:style-name="ch3"/>
        <chart:plot-area chart:style-name="ch4" table:cell-range-address="Sheet1.K26:Sheet1.N26" chart:data-source-has-labels="column" svg:x="1.33cm" svg:y="1.301cm" svg:width="11.284cm" svg:height="6.543cm">
          <chartooo:coordinate-region svg:x="2.322cm" svg:y="1.501cm" svg:width="10.292cm" svg:height="5.696cm"/>
          <chart:axis chart:dimension="x" chart:name="primary-x" chart:style-name="ch5">
            <chart:title svg:x="6.61cm" svg:y="8.024cm" chart:style-name="ch6">
              <text:p>Trial</text:p>
            </chart:title>
          </chart:axis>
          <chart:axis chart:dimension="y" chart:name="primary-y" chart:style-name="ch7">
            <chart:title svg:x="0.451cm" svg:y="5.211cm" chart:style-name="ch8">
              <text:p>Number</text:p>
            </chart:title>
            <chart:grid chart:style-name="ch9" chart:class="major"/>
          </chart:axis>
          <chart:series chart:style-name="ch10" chart:values-cell-range-address="Sheet1.L26:Sheet1.N26" chart:label-cell-address="Sheet1.K26:Sheet1.K2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Cache Misses:</text:p>
                <draw:g>
                  <svg:desc>Sheet1.K26:Sheet1.K26</svg:desc>
                </draw:g>
              </table:table-cell>
              <table:table-cell office:value-type="float" office:value="3228">
                <text:p>3228</text:p>
                <draw:g>
                  <svg:desc>Sheet1.L26:Sheet1.N26</svg:desc>
                </draw:g>
              </table:table-cell>
              <table:table-cell office:value-type="float" office:value="3178">
                <text:p>3178</text:p>
              </table:table-cell>
              <table:table-cell office:value-type="float" office:value="1504">
                <text:p>1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